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7747" officeooo:paragraph-rsid="00187747"/>
    </style:style>
    <style:style style:name="P2" style:family="paragraph" style:parent-style-name="Standard">
      <style:text-properties officeooo:rsid="001b4053" officeooo:paragraph-rsid="001b405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4053" officeooo:paragraph-rsid="001b4053" style:font-weight-asian="bold" style:font-weight-complex="bold"/>
    </style:style>
    <style:style style:name="P4" style:family="paragraph" style:parent-style-name="Standard">
      <style:text-properties officeooo:rsid="001cedc6" officeooo:paragraph-rsid="001cedc6"/>
    </style:style>
    <style:style style:name="T1" style:family="text">
      <style:text-properties officeooo:rsid="001b4053"/>
    </style:style>
    <style:style style:name="T2" style:family="text">
      <style:text-properties officeooo:rsid="001cedc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 Verger de L’Escampette c’est :</text:p>
      <text:p text:style-name="P2"/>
      <text:p text:style-name="P2">- près d’1,5 hectare de verger de petits fruits et arbres fruitiers en Agriculture Biologique et Agroforesterie.</text:p>
      <text:p text:style-name="P2"/>
      <text:p text:style-name="P1">- <text:span text:style-name="T2">1 équipe animée</text:span><text:span text:style-name="T1"> dans un projet ambitieux mais entraînant, novateur et écologiquement sain.</text:span></text:p>
      <text:p text:style-name="P1"/>
      <text:p text:style-name="P1">- <text:span text:style-name="T1">2 ânes pour travailler euh….. brouter les zones boisées, les intercultures et les futures zones de plantations</text:span></text:p>
      <text:p text:style-name="P1"/>
      <text:p text:style-name="P1">- <text:span text:style-name="T1">des milliers de plants de fraisiers</text:span></text:p>
      <text:p text:style-name="P1"/>
      <text:p text:style-name="P1">- <text:span text:style-name="T1">des centaines </text:span><text:span text:style-name="T2">de pieds de framboisiers</text:span></text:p>
      <text:p text:style-name="P1"/>
      <text:p text:style-name="P1">- <text:span text:style-name="T2">des dizaines de pieds de groseillers, caseillers, cassissiers, amélanchiers,…</text:span></text:p>
      <text:p text:style-name="P1"/>
      <text:p text:style-name="P1">- <text:span text:style-name="T2">mais aussi des arbres fruitiers tels que pommiers, poiriers, pruniers et figuiers</text:span></text:p>
      <text:p text:style-name="P1"/>
      <text:p text:style-name="P1"/>
      <text:p text:style-name="P4">Le Verger se situe à Val de Fier (Vallières sur Fier, 74).</text:p>
      <text:p text:style-name="P4"/>
      <text:p text:style-name="P4">Pour tout renseignement ou commande, vous pouvez nous contacter au :</text:p>
      <text:p text:style-name="P4">07 89 53 11 66</text:p>
      <text:p text:style-name="P4"><text:a xlink:type="simple" xlink:href="mailto:ferme.lescampette@orange.fr" text:style-name="Internet_20_link" text:visited-style-name="Visited_20_Internet_20_Link">ferme.lescampette@orange.fr</text:a></text:p>
      <text:p text:style-name="P4"/>
      <text:p text:style-name="P4">ou suivre notre actualité sur Facebook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19T10:29:57.826000000</meta:creation-date>
    <dc:date>2024-11-19T13:45:24.567000000</dc:date>
    <meta:editing-duration>PT9M2S</meta:editing-duration>
    <meta:editing-cycles>1</meta:editing-cycles>
    <meta:document-statistic meta:table-count="0" meta:image-count="0" meta:object-count="0" meta:page-count="1" meta:paragraph-count="13" meta:word-count="127" meta:character-count="794" meta:non-whitespace-character-count="679"/>
    <meta:generator>LibreOffice/7.1.5.2$Windows_X86_64 LibreOffice_project/85f04e9f809797b8199d13c421bd8a2b025d52b5</meta:generator>
  </office:meta>
</office:document-meta>
</file>